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8.19pt"/>
    </style:style>
    <style:style style:name="ro1" style:family="table-row">
      <style:table-row-properties style:row-height="26.79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font-size="22pt" style:font-size-asian="22pt" style:font-size-complex="22pt"/>
    </style:style>
    <style:style style:name="ce2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cool</text:p>
          </table:table-cell>
          <table:table-cell table:style-name="ce1" office:value-type="string" calcext:value-type="string">
            <text:p>fan</text:p>
          </table:table-cell>
          <table:table-cell table:style-name="ce1" office:value-type="string" calcext:value-type="string">
            <text:p>dry</text:p>
          </table:table-cell>
          <table:table-cell table:style-name="ce1" office:value-type="string" calcext:value-type="string">
            <text:p>sun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8" calcext:value-type="float">
            <text:p>18</text:p>
          </table:table-cell>
          <table:table-cell table:style-name="ce1"/>
          <table:table-cell table:number-columns-repeated="994"/>
        </table:table-row>
        <table:table-row table:style-name="ro2">
          <table:table-cell table:style-name="ce2" office:value-type="float" office:value="4900" calcext:value-type="float">
            <text:p>49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50" calcext:value-type="float">
            <text:p>4950</text:p>
          </table:table-cell>
          <table:table-cell table:style-name="ce2" office:value-type="float" office:value="5300" calcext:value-type="float">
            <text:p>53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5050" calcext:value-type="float">
            <text:p>5050</text:p>
          </table:table-cell>
          <table:table-cell table:style-name="ce2" office:value-type="float" office:value="4950" calcext:value-type="float">
            <text:p>4950</text:p>
          </table:table-cell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50" calcext:value-type="float">
            <text:p>4950</text:p>
          </table:table-cell>
          <table:table-cell table:style-name="ce2" office:value-type="float" office:value="4900" calcext:value-type="float">
            <text:p>4900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style-name="ce2" office:value-type="float" office:value="5400" calcext:value-type="float">
            <text:p>5400</text:p>
          </table:table-cell>
          <table:table-cell table:style-name="ce2" office:value-type="float" office:value="4900" calcext:value-type="float">
            <text:p>49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5450" calcext:value-type="float">
            <text:p>5450</text:p>
          </table:table-cell>
          <table:table-cell table:number-columns-repeated="2" table:style-name="ce2" office:value-type="float" office:value="4950" calcext:value-type="float">
            <text:p>4950</text:p>
          </table:table-cell>
          <table:table-cell table:style-name="ce2" office:value-type="float" office:value="5100" calcext:value-type="float">
            <text:p>5100</text:p>
          </table:table-cell>
          <table:table-cell table:number-columns-repeated="2" table:style-name="ce2" office:value-type="float" office:value="4950" calcext:value-type="float">
            <text:p>4950</text:p>
          </table:table-cell>
          <table:table-cell table:style-name="ce2" office:value-type="float" office:value="5050" calcext:value-type="float">
            <text:p>5050</text:p>
          </table:table-cell>
          <table:table-cell table:style-name="ce2" office:value-type="float" office:value="4950" calcext:value-type="float">
            <text:p>495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0" calcext:value-type="float">
            <text:p>49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50" calcext:value-type="float">
            <text:p>495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5100" calcext:value-type="float">
            <text:p>51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4950" calcext:value-type="float">
            <text:p>4950</text:p>
          </table:table-cell>
          <table:table-cell table:style-name="ce2" office:value-type="float" office:value="4900" calcext:value-type="float">
            <text:p>4900</text:p>
          </table:table-cell>
          <table:table-cell table:style-name="ce2" office:value-type="float" office:value="4950" calcext:value-type="float">
            <text:p>4950</text:p>
          </table:table-cell>
          <table:table-cell table:style-name="ce2" office:value-type="float" office:value="4600" calcext:value-type="float">
            <text:p>4600</text:p>
          </table:table-cell>
          <table:table-cell table:style-name="ce2" office:value-type="float" office:value="4900" calcext:value-type="float">
            <text:p>4900</text:p>
          </table:table-cell>
          <table:table-cell table:number-columns-repeated="2" table:style-name="ce2" office:value-type="float" office:value="4950" calcext:value-type="float">
            <text:p>4950</text:p>
          </table:table-cell>
          <table:table-cell table:style-name="ce2" office:value-type="float" office:value="4850" calcext:value-type="float">
            <text:p>4850</text:p>
          </table:table-cell>
          <table:table-cell table:style-name="ce2" office:value-type="float" office:value="4900" calcext:value-type="float">
            <text:p>4900</text:p>
          </table:table-cell>
          <table:table-cell table:style-name="ce2" office:value-type="float" office:value="4950" calcext:value-type="float">
            <text:p>4950</text:p>
          </table:table-cell>
          <table:table-cell table:style-name="ce2" office:value-type="float" office:value="5000" calcext:value-type="float">
            <text:p>5000</text:p>
          </table:table-cell>
          <table:table-cell table:number-columns-repeated="2" table:style-name="ce2" office:value-type="float" office:value="4900" calcext:value-type="float">
            <text:p>4900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0" calcext:value-type="float">
            <text:p>4900</text:p>
          </table:table-cell>
          <table:table-cell table:style-name="ce2" office:value-type="float" office:value="4450" calcext:value-type="float">
            <text:p>4450</text:p>
          </table:table-cell>
          <table:table-cell table:number-columns-repeated="2" table:style-name="ce2" office:value-type="float" office:value="4950" calcext:value-type="float">
            <text:p>4950</text:p>
          </table:table-cell>
          <table:table-cell table:style-name="ce2" office:value-type="float" office:value="4900" calcext:value-type="float">
            <text:p>4900</text:p>
          </table:table-cell>
          <table:table-cell table:number-columns-repeated="2" table:style-name="ce2" office:value-type="float" office:value="4950" calcext:value-type="float">
            <text:p>4950</text:p>
          </table:table-cell>
          <table:table-cell table:style-name="ce2" office:value-type="float" office:value="5000" calcext:value-type="float">
            <text:p>5000</text:p>
          </table:table-cell>
          <table:table-cell table:number-columns-repeated="2" table:style-name="ce2" office:value-type="float" office:value="4900" calcext:value-type="float">
            <text:p>49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0" calcext:value-type="float">
            <text:p>4900</text:p>
          </table:table-cell>
          <table:table-cell table:style-name="ce2" office:value-type="float" office:value="4950" calcext:value-type="float">
            <text:p>4950</text:p>
          </table:table-cell>
          <table:table-cell table:style-name="ce2" office:value-type="float" office:value="4900" calcext:value-type="float">
            <text:p>4900</text:p>
          </table:table-cell>
          <table:table-cell table:style-name="ce2" office:value-type="float" office:value="4800" calcext:value-type="float">
            <text:p>48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3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3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450" calcext:value-type="float">
            <text:p>4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450" calcext:value-type="float">
            <text:p>45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550" calcext:value-type="float">
            <text:p>155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00" calcext:value-type="float">
            <text:p>1400</text:p>
          </table:table-cell>
          <table:table-cell table:style-name="ce2" office:value-type="float" office:value="1550" calcext:value-type="float">
            <text:p>1550</text:p>
          </table:table-cell>
          <table:table-cell table:number-columns-repeated="3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3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3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50" calcext:value-type="float">
            <text:p>15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3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3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3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550" calcext:value-type="float">
            <text:p>155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550" calcext:value-type="float">
            <text:p>155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50" calcext:value-type="float">
            <text:p>155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3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3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50" calcext:value-type="float">
            <text:p>15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450" calcext:value-type="float">
            <text:p>4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450" calcext:value-type="float">
            <text:p>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450" calcext:value-type="float">
            <text:p>45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400" calcext:value-type="float">
            <text:p>4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3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6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5"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5"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450" calcext:value-type="float">
            <text:p>450</text:p>
          </table:table-cell>
          <table:table-cell table:style-name="ce2" office:value-type="float" office:value="1550" calcext:value-type="float">
            <text:p>1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50" calcext:value-type="float">
            <text:p>15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4"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4" table:style-name="ce2" office:value-type="float" office:value="450" calcext:value-type="float">
            <text:p>45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50" calcext:value-type="float">
            <text:p>15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450" calcext:value-type="float">
            <text:p>4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450" calcext:value-type="float">
            <text:p>45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450" calcext:value-type="float">
            <text:p>45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50" calcext:value-type="float">
            <text:p>15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450" calcext:value-type="float">
            <text:p>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4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450" calcext:value-type="float">
            <text:p>45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6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4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400" calcext:value-type="float">
            <text:p>1400</text:p>
          </table:table-cell>
          <table:table-cell table:style-name="ce2" office:value-type="float" office:value="1550" calcext:value-type="float">
            <text:p>15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4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50" calcext:value-type="float">
            <text:p>15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50" calcext:value-type="float">
            <text:p>15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6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3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450" calcext:value-type="float">
            <text:p>4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450" calcext:value-type="float">
            <text:p>45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450" calcext:value-type="float">
            <text:p>450</text:p>
          </table:table-cell>
          <table:table-cell table:number-columns-repeated="3" table:style-name="ce2" office:value-type="float" office:value="400" calcext:value-type="float">
            <text:p>4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4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number-columns-repeated="4"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4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4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4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4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6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5" table:style-name="ce2" office:value-type="float" office:value="500" calcext:value-type="float">
            <text:p>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4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400" calcext:value-type="float">
            <text:p>14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5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4"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5" table:style-name="ce2" office:value-type="float" office:value="1500" calcext:value-type="float">
            <text:p>1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5" table:style-name="ce2" office:value-type="float" office:value="450" calcext:value-type="float">
            <text:p>45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5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4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4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6"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450" calcext:value-type="float">
            <text:p>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450" calcext:value-type="float">
            <text:p>450</text:p>
          </table:table-cell>
          <table:table-cell table:number-columns-repeated="3"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450" calcext:value-type="float">
            <text:p>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3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3" table:style-name="ce2" office:value-type="float" office:value="450" calcext:value-type="float">
            <text:p>450</text:p>
          </table:table-cell>
          <table:table-cell table:number-columns-repeated="2" table:style-name="ce2" office:value-type="float" office:value="400" calcext:value-type="float">
            <text:p>4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450" calcext:value-type="float">
            <text:p>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550" calcext:value-type="float">
            <text:p>155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4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4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5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4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4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4"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4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4" table:style-name="ce2" office:value-type="float" office:value="1450" calcext:value-type="float">
            <text:p>1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4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5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4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5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4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4"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5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3"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4" table:style-name="ce2" office:value-type="float" office:value="1450" calcext:value-type="float">
            <text:p>1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4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650" calcext:value-type="float">
            <text:p>650</text:p>
          </table:table-cell>
          <table:table-cell table:number-columns-repeated="4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5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3" table:style-name="ce2" office:value-type="float" office:value="450" calcext:value-type="float">
            <text:p>45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3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5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4"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5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4" table:style-name="ce2" office:value-type="float" office:value="1450" calcext:value-type="float">
            <text:p>1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5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4"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550" calcext:value-type="float">
            <text:p>1550</text:p>
          </table:table-cell>
          <table:table-cell table:number-columns-repeated="4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2" table:style-name="ce2" office:value-type="float" office:value="400" calcext:value-type="float">
            <text:p>4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4" table:style-name="ce2" office:value-type="float" office:value="1450" calcext:value-type="float">
            <text:p>1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3" table:style-name="ce2" office:value-type="float" office:value="400" calcext:value-type="float">
            <text:p>40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450" calcext:value-type="float">
            <text:p>450</text:p>
          </table:table-cell>
          <table:table-cell table:number-columns-repeated="2" table:style-name="ce2" office:value-type="float" office:value="400" calcext:value-type="float">
            <text:p>4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number-columns-repeated="4"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4" table:style-name="ce2" office:value-type="float" office:value="450" calcext:value-type="float">
            <text:p>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4"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450" calcext:value-type="float">
            <text:p>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4" table:style-name="ce2" office:value-type="float" office:value="1450" calcext:value-type="float">
            <text:p>1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4"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2" table:style-name="ce2" office:value-type="float" office:value="450" calcext:value-type="float">
            <text:p>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4" table:style-name="ce2" office:value-type="float" office:value="1450" calcext:value-type="float">
            <text:p>1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4"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1550" calcext:value-type="float">
            <text:p>15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4" table:style-name="ce2" office:value-type="float" office:value="1500" calcext:value-type="float">
            <text:p>15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50" calcext:value-type="float">
            <text:p>1550</text:p>
          </table:table-cell>
          <table:table-cell table:number-columns-repeated="4" table:style-name="ce2" office:value-type="float" office:value="1450" calcext:value-type="float">
            <text:p>1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5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4"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5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4" table:style-name="ce2" office:value-type="float" office:value="1450" calcext:value-type="float">
            <text:p>1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5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5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5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5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400" calcext:value-type="float">
            <text:p>14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3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4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5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400" calcext:value-type="float">
            <text:p>14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5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5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3" table:style-name="ce2" office:value-type="float" office:value="1450" calcext:value-type="float">
            <text:p>1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4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4" table:style-name="ce2" office:value-type="float" office:value="1450" calcext:value-type="float">
            <text:p>1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4"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4"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2"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4" table:style-name="ce2" office:value-type="float" office:value="450" calcext:value-type="float">
            <text:p>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4"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4" table:style-name="ce2" office:value-type="float" office:value="1450" calcext:value-type="float">
            <text:p>1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4"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number-columns-repeated="3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4" table:style-name="ce2" office:value-type="float" office:value="1450" calcext:value-type="float">
            <text:p>1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4"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5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4" table:style-name="ce2" office:value-type="float" office:value="1450" calcext:value-type="float">
            <text:p>1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5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600" calcext:value-type="float">
            <text:p>600</text:p>
          </table:table-cell>
          <table:table-cell table:number-columns-repeated="5"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5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4" table:style-name="ce2" office:value-type="float" office:value="1450" calcext:value-type="float">
            <text:p>1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5"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4"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5" table:style-name="ce2" office:value-type="float" office:value="1500" calcext:value-type="float">
            <text:p>1500</text:p>
          </table:table-cell>
          <table:table-cell table:number-columns-repeated="3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4" table:style-name="ce2" office:value-type="float" office:value="1450" calcext:value-type="float">
            <text:p>1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8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5"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4"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8"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5" table:style-name="ce2" office:value-type="float" office:value="1500" calcext:value-type="float">
            <text:p>1500</text:p>
          </table:table-cell>
          <table:table-cell table:number-columns-repeated="3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4" table:style-name="ce2" office:value-type="float" office:value="1450" calcext:value-type="float">
            <text:p>1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5"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550" calcext:value-type="float">
            <text:p>155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50" calcext:value-type="float">
            <text:p>15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50" calcext:value-type="float">
            <text:p>1550</text:p>
          </table:table-cell>
          <table:table-cell table:number-columns-repeated="4"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450" calcext:value-type="float">
            <text:p>45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450" calcext:value-type="float">
            <text:p>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450" calcext:value-type="float">
            <text:p>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450" calcext:value-type="float">
            <text:p>45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4"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4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4" table:style-name="ce2" office:value-type="float" office:value="1450" calcext:value-type="float">
            <text:p>1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4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450" calcext:value-type="float">
            <text:p>45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3"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5"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4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450" calcext:value-type="float">
            <text:p>450</text:p>
          </table:table-cell>
          <table:table-cell table:style-name="ce2" office:value-type="float" office:value="400" calcext:value-type="float">
            <text:p>4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8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5"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number-columns-repeated="5"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450" calcext:value-type="float">
            <text:p>45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3" table:style-name="ce2" office:value-type="float" office:value="400" calcext:value-type="float">
            <text:p>40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3"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6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5"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1550" calcext:value-type="float">
            <text:p>1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450" calcext:value-type="float">
            <text:p>4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400" calcext:value-type="float">
            <text:p>14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4" table:style-name="ce2" office:value-type="float" office:value="450" calcext:value-type="float">
            <text:p>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3"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3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3"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4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3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00" calcext:value-type="float">
            <text:p>14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8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8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3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8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8"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8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8"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50" calcext:value-type="float">
            <text:p>155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4" table:style-name="ce2" office:value-type="float" office:value="1450" calcext:value-type="float">
            <text:p>1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7"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4"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8"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3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450" calcext:value-type="float">
            <text:p>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4" table:style-name="ce2" office:value-type="float" office:value="1450" calcext:value-type="float">
            <text:p>1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8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4"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450" calcext:value-type="float">
            <text:p>45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5"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4" table:style-name="ce2" office:value-type="float" office:value="450" calcext:value-type="float">
            <text:p>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5" table:style-name="ce2" office:value-type="float" office:value="500" calcext:value-type="float">
            <text:p>500</text:p>
          </table:table-cell>
          <table:table-cell table:style-name="ce2" office:value-type="float" office:value="750" calcext:value-type="float">
            <text:p>7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5"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5" table:style-name="ce2" office:value-type="float" office:value="1500" calcext:value-type="float">
            <text:p>1500</text:p>
          </table:table-cell>
          <table:table-cell table:style-name="ce2" office:value-type="float" office:value="1250" calcext:value-type="float">
            <text:p>12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number-columns-repeated="5" table:style-name="ce2" office:value-type="float" office:value="1500" calcext:value-type="float">
            <text:p>1500</text:p>
          </table:table-cell>
          <table:table-cell table:number-columns-repeated="3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3"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4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4"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8"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5" table:style-name="ce2" office:value-type="float" office:value="1500" calcext:value-type="float">
            <text:p>1500</text:p>
          </table:table-cell>
          <table:table-cell table:number-columns-repeated="3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8"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5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4" table:style-name="ce2" office:value-type="float" office:value="450" calcext:value-type="float">
            <text:p>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550" calcext:value-type="float">
            <text:p>550</text:p>
          </table:table-cell>
          <table:table-cell table:number-columns-repeated="7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1450" calcext:value-type="float">
            <text:p>1450</text:p>
          </table:table-cell>
          <table:table-cell table:number-columns-repeated="7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number-columns-repeated="3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office:value-type="float" office:value="550" calcext:value-type="float">
            <text:p>550</text:p>
          </table:table-cell>
          <table:table-cell table:number-columns-repeated="7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8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number-columns-repeated="3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8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8"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number-columns-repeated="2"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3"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500" calcext:value-type="float">
            <text:p>1500</text:p>
          </table:table-cell>
          <table:table-cell table:number-columns-repeated="2" table:style-name="ce2" office:value-type="float" office:value="1400" calcext:value-type="float">
            <text:p>1400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8"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600" calcext:value-type="float">
            <text:p>60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3"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8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450" calcext:value-type="float">
            <text:p>4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00" calcext:value-type="float">
            <text:p>400</text:p>
          </table:table-cell>
          <table:table-cell table:number-columns-repeated="2" table:style-name="ce2" office:value-type="float" office:value="450" calcext:value-type="float">
            <text:p>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5" table:style-name="ce2" office:value-type="float" office:value="500" calcext:value-type="float">
            <text:p>500</text:p>
          </table:table-cell>
          <table:table-cell table:style-name="ce2" office:value-type="float" office:value="700" calcext:value-type="float">
            <text:p>70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500" calcext:value-type="float">
            <text:p>500</text:p>
          </table:table-cell>
          <table:table-cell table:number-columns-repeated="6"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600" calcext:value-type="float">
            <text:p>600</text:p>
          </table:table-cell>
          <table:table-cell table:number-columns-repeated="2" table:style-name="ce2" office:value-type="float" office:value="550" calcext:value-type="float">
            <text:p>5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5" table:style-name="ce2" office:value-type="float" office:value="500" calcext:value-type="float">
            <text:p>50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50" calcext:value-type="float">
            <text:p>550</text:p>
          </table:table-cell>
          <table:table-cell table:number-columns-repeated="2" table:style-name="ce2" office:value-type="float" office:value="450" calcext:value-type="float">
            <text:p>45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450" calcext:value-type="float">
            <text:p>450</text:p>
          </table:table-cell>
          <table:table-cell table:number-columns-repeated="3"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500" calcext:value-type="float">
            <text:p>500</text:p>
          </table:table-cell>
          <table:table-cell table:number-columns-repeated="4" table:style-name="ce2" office:value-type="float" office:value="450" calcext:value-type="float">
            <text:p>45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number-columns-repeated="3" table:style-name="ce2" office:value-type="float" office:value="4950" calcext:value-type="float">
            <text:p>4950</text:p>
          </table:table-cell>
          <table:table-cell table:style-name="ce2" office:value-type="float" office:value="5200" calcext:value-type="float">
            <text:p>5200</text:p>
          </table:table-cell>
          <table:table-cell table:style-name="ce2" office:value-type="float" office:value="4950" calcext:value-type="float">
            <text:p>4950</text:p>
          </table:table-cell>
          <table:table-cell table:style-name="ce2" office:value-type="float" office:value="5500" calcext:value-type="float">
            <text:p>5500</text:p>
          </table:table-cell>
          <table:table-cell table:style-name="ce2" office:value-type="float" office:value="4950" calcext:value-type="float">
            <text:p>4950</text:p>
          </table:table-cell>
          <table:table-cell table:style-name="ce2" office:value-type="float" office:value="4900" calcext:value-type="float">
            <text:p>4900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style-name="ce2" office:value-type="float" office:value="4900" calcext:value-type="float">
            <text:p>490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50" calcext:value-type="float">
            <text:p>4950</text:p>
          </table:table-cell>
          <table:table-cell table:style-name="ce2" office:value-type="float" office:value="4900" calcext:value-type="float">
            <text:p>4900</text:p>
          </table:table-cell>
          <table:table-cell table:style-name="ce2" office:value-type="float" office:value="4950" calcext:value-type="float">
            <text:p>495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0" calcext:value-type="float">
            <text:p>4900</text:p>
          </table:table-cell>
          <table:table-cell table:number-columns-repeated="2" table:style-name="ce2" office:value-type="float" office:value="4950" calcext:value-type="float">
            <text:p>495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00" calcext:value-type="float">
            <text:p>4900</text:p>
          </table:table-cell>
          <table:table-cell table:number-columns-repeated="3" table:style-name="ce2" office:value-type="float" office:value="4950" calcext:value-type="float">
            <text:p>4950</text:p>
          </table:table-cell>
          <table:table-cell table:style-name="ce2" office:value-type="float" office:value="4900" calcext:value-type="float">
            <text:p>4900</text:p>
          </table:table-cell>
          <table:table-cell table:style-name="ce2" office:value-type="float" office:value="4950" calcext:value-type="float">
            <text:p>495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4950" calcext:value-type="float">
            <text:p>4950</text:p>
          </table:table-cell>
          <table:table-cell table:number-columns-repeated="2" table:style-name="ce2" office:value-type="float" office:value="5000" calcext:value-type="float">
            <text:p>5000</text:p>
          </table:table-cell>
          <table:table-cell table:style-name="ce2" table:number-columns-repeated="15"/>
          <table:table-cell table:number-columns-repeated="979"/>
        </table:table-row>
        <table:table-row table:style-name="ro2">
          <table:table-cell table:style-name="ce2" table:number-columns-repeated="23"/>
          <table:table-cell table:style-name="ce2" office:value-type="float" office:value="250" calcext:value-type="float">
            <text:p>250</text:p>
          </table:table-cell>
          <table:table-cell table:style-name="ce2" table:number-columns-repeated="21"/>
          <table:table-cell table:number-columns-repeated="979"/>
        </table:table-row>
        <table:table-row table:style-name="ro2">
          <table:table-cell table:style-name="ce2" table:number-columns-repeated="23"/>
          <table:table-cell table:style-name="ce2" office:value-type="float" office:value="350" calcext:value-type="float">
            <text:p>350</text:p>
          </table:table-cell>
          <table:table-cell table:style-name="ce2" table:number-columns-repeated="21"/>
          <table:table-cell table:number-columns-repeated="979"/>
        </table:table-row>
        <table:table-row table:style-name="ro2" table:number-rows-repeated="11">
          <table:table-cell table:style-name="ce2" table:number-columns-repeated="45"/>
          <table:table-cell table:number-columns-repeated="979"/>
        </table:table-row>
        <table:table-row table:style-name="ro3" table:number-rows-repeated="10483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ource Han Sans CN Regular" style:font-family-asian="'Source Han Sans CN Regular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2:02:57</meta:creation-date>
    <dc:date>2018-01-22T19:47:18.725754963</dc:date>
    <meta:generator>LibreOffice/5.3.7.2.0$Linux_X86_64 LibreOffice_project/30$Build-2</meta:generator>
    <meta:editing-duration>PT1H53M38S</meta:editing-duration>
    <meta:editing-cycles>1</meta:editing-cycles>
    <meta:document-statistic meta:table-count="1" meta:cell-count="636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